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7aaa" officeooo:paragraph-rsid="001cbe50"/>
    </style:style>
    <style:style style:name="P2" style:family="paragraph" style:parent-style-name="Standard">
      <style:paragraph-properties fo:text-align="center" style:justify-single-word="false"/>
      <style:text-properties officeooo:rsid="001c7aaa" officeooo:paragraph-rsid="001c7aaa"/>
    </style:style>
    <style:style style:name="P3" style:family="paragraph" style:parent-style-name="Standard">
      <style:paragraph-properties fo:text-align="justify" style:justify-single-word="false"/>
      <style:text-properties officeooo:rsid="001c7aaa" officeooo:paragraph-rsid="001cbe50"/>
    </style:style>
    <style:style style:name="P4" style:family="paragraph" style:parent-style-name="Standard">
      <style:paragraph-properties fo:text-align="justify" style:justify-single-word="false"/>
      <style:text-properties officeooo:rsid="001c7aaa" officeooo:paragraph-rsid="001c7aaa"/>
    </style:style>
    <style:style style:name="P5" style:family="paragraph" style:parent-style-name="Standard">
      <style:paragraph-properties fo:text-align="justify" style:justify-single-word="false"/>
      <style:text-properties officeooo:rsid="001cbe50" officeooo:paragraph-rsid="001cbe50"/>
    </style:style>
    <style:style style:name="P6" style:family="paragraph" style:parent-style-name="Standard">
      <style:paragraph-properties fo:text-align="justify" style:justify-single-word="false"/>
      <style:text-properties fo:font-weight="bold" officeooo:rsid="001cbe50" officeooo:paragraph-rsid="001cbe50" style:font-weight-asian="bold" style:font-weight-complex="bold"/>
    </style:style>
    <style:style style:name="P7" style:family="paragraph" style:parent-style-name="Standard">
      <style:paragraph-properties fo:text-align="center" style:justify-single-word="false"/>
      <style:text-properties fo:font-weight="bold" officeooo:rsid="001c7aaa" officeooo:paragraph-rsid="001c7aaa" style:font-weight-asian="bold" style:font-weight-complex="bold"/>
    </style:style>
    <style:style style:name="P8" style:family="paragraph" style:parent-style-name="Standard">
      <style:paragraph-properties fo:text-align="justify" style:justify-single-word="false"/>
      <style:text-properties fo:font-weight="normal" officeooo:rsid="001cbe50" officeooo:paragraph-rsid="001cbe50" style:font-weight-asian="normal" style:font-weight-complex="normal"/>
    </style:style>
    <style:style style:name="P9" style:family="paragraph" style:parent-style-name="Standard">
      <style:paragraph-properties fo:text-align="center" style:justify-single-word="false"/>
      <style:text-properties fo:font-style="italic" style:font-style-asian="italic" style:font-style-complex="italic"/>
    </style:style>
    <style:style style:name="T1" style:family="text">
      <style:text-properties officeooo:rsid="001cbe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ISTEMAS OPERATIVOS</text:p>
      <text:p text:style-name="P2"/>
      <text:p text:style-name="P9">Proyecto: Un sistema para detectar vehiculos</text:p>
      <text:p text:style-name="P2"/>
      <text:p text:style-name="P3">La empresa XYZ-electric impresionada por su trabajo previo quiere agregar a su software la capacidad de detectar si lo que esta en frente de un vehiculo es otro vehiculo o un obstaculo. Para ello va a colocar dos lasers adicionales en el vehiculo al que ya habia. Los 3 lasers van a estar posicionado en el centro y a los costados del guardacoches delantero. Todos los lasers funcionan igual a como se describió en el primer proyecto. La idea ahora es tener mejor control de los sensores, se quiere que se pueda cambiar la frecuencia de lectura de datos de forma que se lean datos al mismo intervalo. El intervalo de lectura <text:span text:style-name="T1">I </text:span>puede cambiar sin que los procesos que controlan los sensores sean suspendidos o reiniciados. <text:span text:style-name="T1">Para evitar el ruido en los datos <text:s/></text:span>XYZ-electric <text:span text:style-name="T1">quiere que usted use el promedio de las lecturas de los lasers de Q muestras. Los sensores se cargaràn desde un archivo de configuración que contiene los identificadores de los bloques de memoria compartida y los valores iniciales de I y Q para cada laser. Los parametros W,T,Q,I deben poder alterarse en tiempo de ejecuciòn.</text:span></text:p>
      <text:p text:style-name="P3"/>
      <text:p text:style-name="P3">Para poder determinar si un objeto es un vehículo o un obstáculo, se aplican las siguientes reglas:</text:p>
      <text:p text:style-name="P4"/>
      <text:p text:style-name="P4">1) Si las lecturas de los lasers laterales difieren hasta un valor de <text:span text:style-name="T1">T</text:span>*sigma de el laser central se trata de un vehículo, <text:span text:style-name="T1">donde T es menor a 1 y sigma es la desviacion standard de los valores de las distancias de los 3 lasers.</text:span></text:p>
      <text:p text:style-name="P4"/>
      <text:p text:style-name="P4">2) Si las lecturas de alguno de los lasers laterales difiere en W*sigma de alguno de los otros sensores entonces es un obstaculo. <text:span text:style-name="T1">Donde W es mayor a 1</text:span></text:p>
      <text:p text:style-name="P4"/>
      <text:p text:style-name="P6">Diseño (70%)</text:p>
      <text:p text:style-name="P5">El diseño debe considerar y dar una solucion eficiente en términos de manejo de memoria, tiempo de procesamiento, modificación en tiempo de ejecucio de parámteros y flexibilidad para agregar sensores adicionales. Sus sistema debe ser capaz de ejecutarse según los requerimientos de este proyecto y los estipulados en el PRIMER PROYECTO </text:p>
      <text:p text:style-name="P6"/>
      <text:p text:style-name="P6">Funcionamiento (30%)</text:p>
      <text:p text:style-name="P8">El programa debe de ser capaz de generar las respuestas correctas para diferentes datos de entrada para diferentes frecuencias de muestreo y tamaño de muestra y debe cumplir con los parámetros de funcionamiento del PRIMER PROYECTO </text:p>
      <text:p text:style-name="P6"/>
      <text:p text:style-name="P6">Tip:</text:p>
      <text:p text:style-name="P6"/>
      <text:p text:style-name="P8">Modifique el programa del sensor provisto en el primer proyecto para simular los 3 lasers y sus distancias.</text:p>
      <text:p text:style-name="P6"/>
      <text:p text:style-name="P6">Evitar</text:p>
      <text:p text:style-name="P5"/>
      <text:p text:style-name="P5">1)Librerias mágicas que generen dependencias externas y hacer en lo posible uso de llamadas al sistema y librerias nativas.</text:p>
      <text:p text:style-name="P5">2) Errores de validación y/o inicialización de variables.</text:p>
      <text:p text:style-name="P5">3) Tener parámetros “quemados” en el codigo.</text:p>
      <text:p text:style-name="P5">4) Inventarse decisiones de diseño absurdas para justificar por que dejó de hacer alguna parte del proyect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09:27:14.170883072</meta:creation-date>
    <dc:date>2019-01-10T09:55:18.653330435</dc:date>
    <meta:editing-duration>PT3S</meta:editing-duration>
    <meta:editing-cycles>1</meta:editing-cycles>
    <meta:document-statistic meta:table-count="0" meta:image-count="0" meta:object-count="0" meta:page-count="1" meta:paragraph-count="17" meta:word-count="451" meta:character-count="2681" meta:non-whitespace-character-count="2244"/>
    <meta:generator>LibreOffice/5.1.6.2$Linux_X86_64 LibreOffice_project/10m0$Build-2</meta:generator>
  </office:meta>
</office:document-meta>
</file>